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3" style:family="paragraph" style:parent-style-name="Standard">
      <style:paragraph-properties fo:line-height="150%"/>
      <style:text-properties officeooo:paragraph-rsid="00141c82"/>
    </style:style>
    <style:style style:name="P4" style:family="paragraph" style:parent-style-name="Standard">
      <style:paragraph-properties fo:line-height="150%"/>
      <style:text-properties officeooo:paragraph-rsid="0015b64f"/>
    </style:style>
    <style:style style:name="P5" style:family="paragraph" style:parent-style-name="Standard_20__28_WW_29_">
      <style:paragraph-properties fo:margin-top="0cm" fo:margin-bottom="0.353cm" style:contextual-spacing="false" fo:line-height="150%"/>
    </style:style>
    <style:style style:name="P6" style:family="paragraph" style:parent-style-name="Standard">
      <style:paragraph-properties fo:line-height="150%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41c82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officeooo:rsid="00171d9c"/>
    </style:style>
    <style:style style:name="T7" style:family="text">
      <style:text-properties style:text-underline-style="solid" style:text-underline-width="auto" style:text-underline-color="font-color" officeooo:rsid="00141c82" style:text-overline-style="dash" style:text-overline-width="auto" style:text-overline-color="font-color"/>
    </style:style>
    <style:style style:name="T8" style:family="text">
      <style:text-properties officeooo:rsid="00141c82"/>
    </style:style>
    <style:style style:name="T9" style:family="text">
      <style:text-properties officeooo:rsid="00141c82" style:text-overline-style="dash" style:text-overline-width="auto" style:text-overline-color="font-color"/>
    </style:style>
    <style:style style:name="T10" style:family="text">
      <style:text-properties style:font-name="Wingdings" style:font-name-asian="Wingdings1" style:font-name-complex="Wingdings1"/>
    </style:style>
    <style:style style:name="T11" style:family="text">
      <style:text-properties style:text-line-through-style="none" style:text-line-through-type="none" officeooo:rsid="00141c82" style:text-overline-style="dash" style:text-overline-width="auto" style:text-overline-color="font-color"/>
    </style:style>
    <style:style style:name="T12" style:family="text">
      <style:text-properties style:text-line-through-style="none" style:text-line-through-type="none" officeooo:rsid="00141c82" style:text-overline-style="none" style:text-overline-color="font-color"/>
    </style:style>
    <style:style style:name="T13" style:family="text">
      <style:text-properties style:text-line-through-style="none" style:text-line-through-type="none" style:text-underline-style="none" style:text-overline-style="dash" style:text-overline-width="auto" style:text-overline-color="font-color"/>
    </style:style>
    <style:style style:name="T14" style:family="text">
      <style:text-properties style:text-line-through-style="none" style:text-line-through-type="none" style:text-underline-style="none" officeooo:rsid="0015b64f" style:text-overline-style="none" style:text-overline-color="font-color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 officeooo:rsid="0015b64f" style:text-overline-style="none" style:text-overline-color="font-color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style:text-overline-style="dash" style:text-overline-width="auto" style:text-overline-color="font-color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41c82"/>
    </style:style>
    <style:style style:name="T19" style:family="text">
      <style:text-properties style:text-underline-style="none" style:text-overline-style="dash" style:text-overline-width="auto" style:text-overline-color="font-color"/>
    </style:style>
    <style:style style:name="T20" style:family="text">
      <style:text-properties style:text-underline-style="none" officeooo:rsid="00141c82" style:text-overline-style="dash" style:text-overline-width="auto" style:text-overline-color="font-color"/>
    </style:style>
    <style:style style:name="T21" style:family="text">
      <style:text-properties style:text-underline-style="none" officeooo:rsid="00141c82" style:text-overline-style="none" style:text-overline-color="font-color"/>
    </style:style>
    <style:style style:name="T22" style:family="text">
      <style:text-properties style:text-underline-style="none" officeooo:rsid="0015b64f" style:text-overline-style="none" style:text-overline-color="font-color"/>
    </style:style>
    <style:style style:name="T23" style:family="text">
      <style:text-properties style:text-underline-style="none" officeooo:rsid="00171d9c"/>
    </style:style>
    <style:style style:name="T24" style:family="text">
      <style:text-properties officeooo:rsid="00171d9c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- </text:span><text:span text:style-name="T2">Alumno</text:span><text:span text:style-name="T1">: Jaime Gavilán Torrero</text:span></text:p>
      <text:p text:style-name="P5"><text:span text:style-name="T1">- </text:span><text:span text:style-name="T2">C.F.G.S</text:span><text:span text:style-name="T1">. Desarrollo de Aplicaciones Web</text:span></text:p>
      <text:p text:style-name="P5"><text:span text:style-name="T1">- </text:span><text:span text:style-name="T2">Módulo Profesional: </text:span><text:span text:style-name="T1">Bases de datos</text:span></text:p>
      <text:p text:style-name="P5"><text:span text:style-name="T1">- </text:span><text:span text:style-name="T2">Curso académico:</text:span><text:span text:style-name="T1"> Curso 2024/2025</text:span></text:p>
      <text:p text:style-name="P1"/>
      <text:p text:style-name="P1" loext:marker-style-name="T3"><text:span text:style-name="T3">Ejercicio 03 </text:span><text:span text:style-name="T3"/></text:p>
      <text:p text:style-name="P1"/>
      <text:p text:style-name="P1">Profesor ( #<text:span text:style-name="T4">DNI</text:span>, nombre, dirección, teléfono, <text:s/></text:p>
      <text:p text:style-name="P1">Modulo ( #<text:span text:style-name="T4">codigo</text:span>, nombre, <text:span text:style-name="T9">DNIprofesor</text:span><text:span text:style-name="T8">, </text:span><text:span text:style-name="T11">codigoCurso</text:span><text:span text:style-name="T12">)</text:span></text:p>
      <text:p text:style-name="P3">Curso ( #<text:span text:style-name="T4">Codigo</text:span>, turno, nombre<text:span text:style-name="T17">, <text:s/></text:span><text:span text:style-name="T19">n_expediente</text:span><text:span text:style-name="T17">, </text:span></text:p>
      <text:p text:style-name="P1">Alumnado ( #<text:span text:style-name="T4">n_expediente</text:span>, nombre, apellido1, apellido2, fecha_nac, </text:p>
      <text:p text:style-name="P3">Modulo-alumnado (<text:span text:style-name="T24">#</text:span><text:span text:style-name="T16">n_expediente</text:span><text:span text:style-name="T17">, </text:span><text:span text:style-name="T6">#</text:span><text:span text:style-name="T7">codigoModulo</text:span><text:span text:style-name="T21">)</text:span></text:p>
      <text:p text:style-name="P2"/>
      <text:p text:style-name="P3">Curso ( <text:span text:style-name="T19">n_expediente</text:span> ) → Alumnado ( #<text:span text:style-name="T4">n_expediente</text:span><text:span text:style-name="T18">)</text:span></text:p>
      <text:p text:style-name="P3">Modulo ( <text:span text:style-name="T11">codigoCurso</text:span>) <text:span text:style-name="T10"></text:span> Curso ( #<text:span text:style-name="T4">Codigo</text:span>) </text:p>
      <text:p text:style-name="P1">Modulo (<draw:frame draw:style-name="fr1" draw:name="Objeto7" text:anchor-type="as-char" svg:width="2.041cm" svg:height="0.471cm" draw:z-index="0"><draw:object xlink:href="./Object 7" xlink:type="simple" xlink:show="embed" xlink:actuate="onLoad"/><draw:image xlink:href="./ObjectReplacements/Object 7" xlink:type="simple" xlink:show="embed" xlink:actuate="onLoad"/></draw:frame>,) <text:span text:style-name="T10"></text:span> <text:s/>Profesor ( #<text:span text:style-name="T4">DNI</text:span>)</text:p>
      <text:p text:style-name="P4">Modulo-alumnado (<text:span text:style-name="T13">n_expediente</text:span><text:span text:style-name="T14">) <text:s/>→ Alumnado ( #</text:span><text:span text:style-name="T15">n_expediente)</text:span></text:p>
      <text:p text:style-name="P4"><text:span text:style-name="T21">Modulo-alumnado </text:span><text:span text:style-name="T22">(c</text:span><text:span text:style-name="T20">odigoModulo </text:span><text:span text:style-name="T21">) <text:s/>→ Modulo ( #</text:span><text:span text:style-name="T5">codigo</text:span><text:span text:style-name="T22">)</text:span></text:p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ime Gavilán Torrero</meta:initial-creator>
    <meta:editing-cycles>4</meta:editing-cycles>
    <meta:creation-date>2024-11-12T19:39:00</meta:creation-date>
    <dc:date>2024-11-15T19:59:19.659000000</dc:date>
    <meta:editing-duration>PT21M58S</meta:editing-duration>
    <meta:generator>LibreOffice/24.2.3.2$Windows_X86_64 LibreOffice_project/433d9c2ded56988e8a90e6b2e771ee4e6a5ab2ba</meta:generator>
    <meta:document-statistic meta:table-count="0" meta:image-count="0" meta:object-count="1" meta:page-count="1" meta:paragraph-count="16" meta:word-count="86" meta:character-count="646" meta:non-whitespace-character-count="564"/>
    <meta:user-defined meta:name="AppVersion">16.0000</meta:user-defined>
    <meta:template xlink:type="simple" xlink:actuate="onRequest" xlink:title="Normal.dotm" xlink:href=""/>
  </office:meta>
</office:document-meta>
</file>

<file path=Object 7/content.xml><?xml version="1.0" encoding="utf-8"?>
<math xmlns="http://www.w3.org/1998/Math/MathML" display="block">
  <semantics>
    <mover accent="true">
      <mi mathvariant="italic">dniProfesor</mi>
      <mo>¯</mo>
    </mover>
    <annotation encoding="StarMath 5.0">overline {dniProfesor}</annotation>
  </semantics>
</math>
</file>